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4.468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508in" fo:break-before="auto" style:use-optimal-row-height="false"/>
    </style:style>
    <style:style style:name="ro7" style:family="table-row">
      <style:table-row-properties style:row-height="0.2181in" fo:break-before="auto" style:use-optimal-row-height="false"/>
    </style:style>
    <style:style style:name="ro8" style:family="table-row">
      <style:table-row-properties style:row-height="0.3272in" fo:break-before="auto" style:use-optimal-row-height="false"/>
    </style:style>
    <style:style style:name="ro10" style:family="table-row">
      <style:table-row-properties style:row-height="0.370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language="nl" fo:country="NL" fo:font-style="italic" fo:font-weight="bold" style:font-name-asian="Times New Roman" style:font-size-asian="12pt" style:font-style-asian="italic" style:font-weight-asian="bold" style:font-name-complex="Times New Roman" style:font-size-complex="6.80000019073486pt" style:language-complex="en" style:country-complex="US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10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2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6" style:family="table-cell" style:parent-style-name="Default" style:data-style-name="N125">
      <style:table-cell-properties style:text-align-source="fix" style:repeat-content="false" fo:border="0.06pt solid #000000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19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20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1" fo:font-size="11pt" style:font-size-asian="11pt" style:font-size-complex="11pt"/>
    </style:style>
    <style:style style:name="ce25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o.nguoi_nop_thue" xlink:type="simple">Company</text:a></text:span></text:p>
          </table:table-cell>
          <table:covered-table-cell/>
          <table:table-cell/>
          <table:table-cell table:style-name="ce18" office:value-type="string" table:number-columns-spanned="3" table:number-rows-spanned="1">
            <text:p>Mẫu số B 03 - DN</text:p>
          </table:table-cell>
          <table:covered-table-cell table:number-columns-repeated="2" table:style-name="ce19"/>
          <table:table-cell table:number-columns-repeated="101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o.dia_chi" xlink:type="simple">company_address</text:a></text:p>
          </table:table-cell>
          <table:covered-table-cell/>
          <table:table-cell/>
          <table:table-cell table:style-name="ce18" office:value-type="string" table:number-columns-spanned="3" table:number-rows-spanned="2">
            <text:p>(Ban hành theo Thông tư số 200/2014/TT-BTC</text:p>
            <text:p>Ngày 22/12/2014 của Bộ Tài Chính)</text:p>
          </table:table-cell>
          <table:covered-table-cell table:number-columns-repeated="2" table:style-name="ce19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covered-table-cell table:number-columns-repeated="3"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6" table:number-rows-spanned="1">
            <text:p>BÁO CÁO LƯU CHUYỂN TIỀN TỆ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5" office:value-type="string" table:number-columns-spanned="6" table:number-rows-spanned="1">
            <text:p>(Theo phương pháp trực tiếp)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6" office:value-type="string" table:number-columns-spanned="6" table:number-rows-spanned="1">
            <text:p>Từ ngày: <text:a xlink:href="python://o.start_date" xlink:type="simple">start_date</text:a> đến ngày: <text:a xlink:href="python://o.end_date" xlink:type="simple">end_date</text:a></text:p>
          </table:table-cell>
          <table:covered-table-cell table:number-columns-repeated="5" table:style-name="ce13"/>
          <table:table-cell table:number-columns-repeated="1018"/>
        </table:table-row>
        <table:table-row table:style-name="ro8">
          <table:table-cell table:number-columns-repeated="5"/>
          <table:table-cell table:style-name="ce24" office:value-type="string">
            <text:p>ĐVT: Đồng</text:p>
          </table:table-cell>
          <table:table-cell table:number-columns-repeated="1018"/>
        </table:table-row>
        <table:table-row table:style-name="ro10">
          <table:table-cell table:style-name="ce7" office:value-type="string" table:number-columns-spanned="2" table:number-rows-spanned="1">
            <text:p>CHỈ TIÊU</text:p>
          </table:table-cell>
          <table:covered-table-cell table:style-name="ce7"/>
          <table:table-cell table:style-name="ce7" office:value-type="string">
            <text:p>Mã số</text:p>
          </table:table-cell>
          <table:table-cell table:style-name="ce7" office:value-type="string">
            <text:p>Thuyết minh</text:p>
          </table:table-cell>
          <table:table-cell table:style-name="ce7" office:value-type="string">
            <text:p>Kỳ này</text:p>
          </table:table-cell>
          <table:table-cell table:style-name="ce7" office:value-type="string">
            <text:p>Kỳ trước</text:p>
          </table:table-cell>
          <table:table-cell table:number-columns-repeated="1018"/>
        </table:table-row>
        <table:table-row table:style-name="ro4">
          <table:table-cell table:style-name="ce8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<text:span text:style-name="T2"><text:a xlink:href="python://for each=&quot;line in o.luuchuyen_tiente_review_line &quot;" xlink:type="simple">For</text:a>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11">
          <table:table-cell table:style-name="ce10" office:value-type="string">
            <text:p><text:a xlink:href="python://line['line_no']" xlink:type="simple">stt</text:a></text:p>
          </table:table-cell>
          <table:table-cell table:style-name="ce16" office:value-type="string">
            <text:p><text:a xlink:href="python://line['description']" xlink:type="simple">description</text:a></text:p>
          </table:table-cell>
          <table:table-cell table:style-name="ce10" office:value-type="string">
            <text:p><text:a xlink:href="python://line['code']" xlink:type="simple">code</text:a></text:p>
          </table:table-cell>
          <table:table-cell table:style-name="ce20" office:value-type="string">
            <text:p><text:a xlink:href="python://line['illustrate']" xlink:type="simple">illustrate</text:a></text:p>
          </table:table-cell>
          <table:table-cell table:style-name="ce21" office:value-type="string">
            <text:p><text:a xlink:href="python://line['curr_amt']" xlink:type="simple">curr_amt</text:a></text:p>
          </table:table-cell>
          <table:table-cell table:style-name="ce21" office:value-type="string">
            <text:p><text:a xlink:href="python://line['prior_amt']" xlink:type="simple">prior_amt</text:a></text:p>
          </table:table-cell>
          <table:table-cell table:number-columns-repeated="1018"/>
        </table:table-row>
        <table:table-row table:style-name="ro12">
          <table:table-cell table:style-name="ce11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2" table:number-columns-repeated="2"/>
          <table:table-cell table:number-columns-repeated="1022"/>
        </table:table-row>
        <table:table-row table:style-name="ro4">
          <table:table-cell table:number-columns-repeated="4"/>
          <table:table-cell table:style-name="ce22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18"/>
        </table:table-row>
        <table:table-row table:style-name="ro4">
          <table:table-cell/>
          <table:table-cell table:style-name="ce17" office:value-type="string">
            <text:p>Người lập biểu</text:p>
          </table:table-cell>
          <table:table-cell table:style-name="ce17" office:value-type="string">
            <text:p>Kế toán trưởng</text:p>
          </table:table-cell>
          <table:table-cell table:style-name="ce17"/>
          <table:table-cell table:style-name="ce23" office:value-type="string" table:number-columns-spanned="2" table:number-rows-spanned="1">
            <text:p>Giám đốc </text:p>
          </table:table-cell>
          <table:covered-table-cell/>
          <table:table-cell table:number-columns-repeated="1018"/>
        </table:table-row>
        <table:table-row table:style-name="ro4">
          <table:table-cell/>
          <table:table-cell table:number-columns-repeated="2" office:value-type="string">
            <text:p><text:s text:c="5"/>(Ký, họ tên)</text:p>
          </table:table-cell>
          <table:table-cell/>
          <table:table-cell table:style-name="ce6" office:value-type="string" table:number-columns-spanned="2" table:number-rows-spanned="1">
            <text:p>(Ký, họ tên và đóng dấu)</text:p>
          </table:table-cell>
          <table:covered-table-cell table:style-name="ce25"/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E12:Sheet1.F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9P0" style:volatile="true">
      <number:number number:decimal-places="2" number:min-integer-digits="1" number:grouping="true"/>
      <number:text>   </number:text>
    </number:number-style>
    <number:number-style style:name="N129P1" style:volatile="true">
      <number:text>-</number:text>
      <number:number number:decimal-places="2" number:min-integer-digits="1" number:grouping="true"/>
      <number:text>   </number:text>
    </number:number-style>
    <number:number-style style:name="N129P2" style:volatile="true">
      <number:text> -</number:text>
      <number:number number:decimal-places="0" number:min-integer-digits="2"/>
      <number:text>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2" number:min-integer-digits="1" number:grouping="true"/>
      <number:text>   </number:text>
    </number:number-style>
    <number:number-style style:name="N127">
      <number:text>-</number:text>
      <number:number number:decimal-places="2" number:min-integer-digits="1" number:grouping="true"/>
      <number:text>   </number:text>
    </number:number-style>
    <number:number-style style:name="N128">
      <number:text> -</number:text>
      <number:number number:decimal-places="0" number:min-integer-digits="2"/>
      <number:text>   </number:text>
    </number:number-style>
    <number:number-style style:name="N130">
      <number:number number:decimal-places="2" number:min-integer-digits="1" number:grouping="true"/>
      <number:text> </number:text>
    </number:number-style>
    <number:number-style style:name="N131">
      <number:text> (</number:text>
      <number:number number:decimal-places="2" number:min-integer-digits="1" number:grouping="true"/>
      <number:text>)</number:text>
    </number:number-style>
    <number:number-style style:name="N132">
      <number:text> -</number:text>
      <number:number number:decimal-places="0" number:min-integer-digits="2"/>
      <number:text> </number:text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integer-digits="1"/>
      <number:text> </number:text>
    </number:number-style>
    <number:number-style style:name="N135">
      <number:text> (</number:text>
      <number:number number:decimal-places="0" number:min-integer-digits="1"/>
      <number:text>)</number:text>
    </number:number-style>
    <number:number-style style:name="N136P0" style:volatile="true">
      <number:number number:decimal-places="0" number:min-integer-digits="1"/>
      <number:text> </number:text>
    </number:number-style>
    <number:number-style style:name="N136P1" style:volatile="true">
      <number:text> (</number:text>
      <number:number number:decimal-places="0" number:min-integer-digits="1"/>
      <number:text>)</number:text>
    </number:number-style>
    <number:number-style style:name="N136P2" style:volatile="true">
      <number:text> -</number:text>
      <number:number number:decimal-places="0" number:min-integer-digits="2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number:min-integer-digits="1" number:grouping="true"/>
    </number:number-style>
    <number:number-style style:name="N137">
      <number:text>(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</number:number-style>
    <number:number-style style:name="N141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number:min-integer-digits="1" number:grouping="true"/>
    </number:number-style>
    <number:number-style style:name="N142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Comma_20_2" style:display-name="Comma 2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10-02T16:59:37</dc:date>
    <dc:creator>TrongNguyen </dc:creator>
    <meta:editing-duration>PT6H26M18S</meta:editing-duration>
    <meta:editing-cycles>128</meta:editing-cycles>
    <meta:generator>LibreOffice/3.5$Linux_x86 LibreOffice_project/350m1$Build-2</meta:generator>
    <meta:document-statistic meta:table-count="3" meta:cell-count="33" meta:object-count="0"/>
  </office:meta>
</office:document-meta>
</file>